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10.4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Study different types of Operating Systems</text:p>
          </table:table-cell>
          <table:covered-table-cell table:number-columns-repeated="4" table:style-name="ce3"/>
        </table:table-row>
        <table:table-row table:style-name="ro2">
          <table:table-cell office:value-type="string" calcext:value-type="string">
            <text:p>S.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test Version</text:p>
          </table:table-cell>
          <table:table-cell office:value-type="string" calcext:value-type="string">
            <text:p>Released Year</text:p>
          </table:table-cell>
          <table:table-cell office:value-type="string" calcext:value-type="string">
            <text:p>Key Feature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NIX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Apr, 2018</text:p>
          </table:table-cell>
          <table:table-cell office:value-type="string" calcext:value-type="string">
            <text:p>a. Multitasking and multiuser.</text:p>
            <text:p>b. Programming interface. </text:p>
            <text:p>c. Built-in networking (TCP/IP is standard). 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20.04 LTS</text:p>
          </table:table-cell>
          <table:table-cell office:value-type="string" calcext:value-type="string">
            <text:p>Apr, 2020</text:p>
          </table:table-cell>
          <table:table-cell office:value-type="string" calcext:value-type="string">
            <text:p>a. Ubuntu is Completely Customizable.</text:p>
            <text:p>b. Ubuntu is Better Suited for Development.</text:p>
            <text:p>c. Ubuntu is Open-Source.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AC OS</text:p>
          </table:table-cell>
          <table:table-cell office:value-type="string" calcext:value-type="string">
            <text:p>Big Sur</text:p>
          </table:table-cell>
          <table:table-cell office:value-type="string" calcext:value-type="string">
            <text:p>Nov, 2020</text:p>
          </table:table-cell>
          <table:table-cell office:value-type="string" calcext:value-type="string">
            <text:p>a. Similar GUI for all the products.</text:p>
            <text:p>b. Performance and long life.</text:p>
            <text:p>c. Fewer virus attacks.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icrosoft Windows 10</text:p>
          </table:table-cell>
          <table:table-cell office:value-type="string" calcext:value-type="string">
            <text:p>20H2</text:p>
          </table:table-cell>
          <table:table-cell office:value-type="string" calcext:value-type="string">
            <text:p>Oct, 2020</text:p>
          </table:table-cell>
          <table:table-cell office:value-type="string" calcext:value-type="string">
            <text:p>a. Improved Multitasking.</text:p>
            <text:p>b. Awesome GUI.</text:p>
            <text:p>c. Better Performance.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inux Mint</text:p>
          </table:table-cell>
          <table:table-cell office:value-type="string" calcext:value-type="string">
            <text:p>20.04 LTS</text:p>
          </table:table-cell>
          <table:table-cell office:value-type="string" calcext:value-type="string">
            <text:p>Jun, 2020</text:p>
          </table:table-cell>
          <table:table-cell office:value-type="string" calcext:value-type="string">
            <text:p>a. Windows like UI.</text:p>
            <text:p>b. Better Performance.</text:p>
            <text:p>c. Both CLI and GUI interface.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Red Hat Linu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, 2019</text:p>
          </table:table-cell>
          <table:table-cell office:value-type="string" calcext:value-type="string">
            <text:p>a. Secure applications and systems. </text:p>
            <text:p>b. Easy Configuration.</text:p>
            <text:p>c. Container development tools. 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Kali Linux</text:p>
          </table:table-cell>
          <table:table-cell office:value-type="float" office:value="2020.3" calcext:value-type="float">
            <text:p>2020.3</text:p>
          </table:table-cell>
          <table:table-cell office:value-type="string" calcext:value-type="string">
            <text:p>Aug, 2020</text:p>
          </table:table-cell>
          <table:table-cell office:value-type="string" calcext:value-type="string">
            <text:p>a. Over 600 penetration testing tools.</text:p>
            <text:p>b. Adherence to the Filesystem Hierarchy Standard (FHS).</text:p>
            <text:p>c. Developed in a secure environment.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arrot OS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ug, 2020</text:p>
          </table:table-cell>
          <table:table-cell office:value-type="string" calcext:value-type="string">
            <text:p>a. Anonymity.</text:p>
            <text:p>b. Digital Forensics.</text:p>
            <text:p>c. Full support for Qt5 and .net/mono framework.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Fedor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ct, 2020</text:p>
          </table:table-cell>
          <table:table-cell office:value-type="string" calcext:value-type="string">
            <text:p>a.  Better power management.</text:p>
            <text:p>b. Better End-User Software. </text:p>
            <text:p>c. Dynamic Firewall.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rch Linux</text:p>
          </table:table-cell>
          <table:table-cell office:value-type="string" calcext:value-type="string">
            <text:p>2021.1.1</text:p>
          </table:table-cell>
          <table:table-cell office:value-type="string" calcext:value-type="string">
            <text:p>Jan, 2020</text:p>
          </table:table-cell>
          <table:table-cell office:value-type="string" calcext:value-type="string">
            <text:p>a. Completely Customizable.</text:p>
            <text:p>b. Better End-User Software.</text:p>
            <text:p>c. Better Performace.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aspbian</text:p>
          </table:table-cell>
          <table:table-cell office:value-type="string" calcext:value-type="string">
            <text:p>2021.01.11</text:p>
          </table:table-cell>
          <table:table-cell office:value-type="string" calcext:value-type="string">
            <text:p>Jan, 2020</text:p>
          </table:table-cell>
          <table:table-cell office:value-type="string" calcext:value-type="string">
            <text:p>a. Backwards compatibility. </text:p>
            <text:p>b. Recommended software tool. </text:p>
            <text:p>c. Network booting (PXE).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hrome OS</text:p>
          </table:table-cell>
          <table:table-cell office:value-type="string" calcext:value-type="string">
            <text:p>87.0.4280.142</text:p>
          </table:table-cell>
          <table:table-cell office:value-type="string" calcext:value-type="string">
            <text:p>Jan, 2020</text:p>
          </table:table-cell>
          <table:table-cell office:value-type="string" calcext:value-type="string">
            <text:p>a. Open Source.</text:p>
            <text:p>b. Web based OS.</text:p>
            <text:p>c. No Desktop Application.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ndroi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, 2020</text:p>
          </table:table-cell>
          <table:table-cell office:value-type="string" calcext:value-type="string">
            <text:p>a. Beautiful UI.</text:p>
            <text:p>b. Lightweight.</text:p>
            <text:p>c. Media Support.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i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c, 2020</text:p>
          </table:table-cell>
          <table:table-cell office:value-type="string" calcext:value-type="string">
            <text:p>a.  Multitasking.</text:p>
            <text:p>b. High end processor.</text:p>
            <text:p>c. Powerful APIs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Tails OS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Dec, 2020</text:p>
          </table:table-cell>
          <table:table-cell office:value-type="string" calcext:value-type="string">
            <text:p>a.  Preserve privacy and anonymity.</text:p>
            <text:p>b. Tor Browser.</text:p>
            <text:p>c. OnionShare for anonymous file sharin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22:35:40.368896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8:23:20.468856524</meta:creation-date>
    <dc:date>2021-01-19T22:36:47.073917999</dc:date>
    <meta:editing-duration>PT18M37S</meta:editing-duration>
    <meta:editing-cycles>2</meta:editing-cycles>
    <meta:generator>LibreOffice/6.4.6.2$Linux_X86_64 LibreOffice_project/40$Build-2</meta:generator>
    <meta:document-statistic meta:table-count="1" meta:cell-count="81" meta:object-count="0"/>
  </office:meta>
</office:document-meta>
</file>